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user-content-sobre-como-você-vai-popular-essas-tabelas-no-sqlite-compartilhado"/>Sobre como você vai popular essas tabelas no SQLite compartilhado</text:h>
      <text:p text:style-name="P1">Como combinamos que seu <text:span text:style-name="Source_20_Text">SQLite</text:span> fará o papel de base governamental compartilhada (Multi-tenant global), você vai precisar de algumas fontes de dados públicas. As entidades tributárias sempre atualizam esses pacotes.</text:p>
      <text:p text:style-name="P1">Aqui estão os <text:span text:style-name="Strong_20_Emphasis">3 melhores lugares (oficiais e gratuitos)</text:span> para você baixar as planilhas CSV/Tabelas e rodar um script inserindo no seu SQLite:</text:p>
      <text:p text:style-name="P1"><text:span text:style-name="Strong_20_Emphasis">1. Tabela NBS (Nomenclatura Brasileira de Serviços - Federal):</text:span> Você pode baixar a listagem oficial com Códigos e Descrições diretamente do site do <text:span text:style-name="Strong_20_Emphasis">Siscoserv/Ministério da Economia</text:span>: 🔗 <text:span text:style-name="Strong_20_Emphasis">Site:</text:span> <text:a xlink:type="simple" xlink:href="https://www.gov.br/receitafederal/pt-br/assuntos/aduana-e-comercio-exterior/manuais/siscoserv/tabelas-de-codigos" text:style-name="Internet_20_link" text:visited-style-name="Visited_20_Internet_20_Link">Tabelas NBS - Ministério da Economia</text:a> (Procure pelos links de planilhas/tabelas da última edição).</text:p>
      <text:p text:style-name="P1"><text:span text:style-name="Strong_20_Emphasis">2. Tabela de CNAE (Classificação Nacional de Atividades Econômicas):</text:span> A fonte originária e definitiva para a árvore de CNAEs é o portal do IBGE e do CONCLA: 🔗 <text:span text:style-name="Strong_20_Emphasis">Site:</text:span> <text:a xlink:type="simple" xlink:href="https://concla.ibge.gov.br/classificacoes/download-concla" text:style-name="Internet_20_link" text:visited-style-name="Visited_20_Internet_20_Link">CONCLA - IBGE Downloads</text:a> <text:span text:style-name="Emphasis">Lá eles fornecem arquivos em Excel organizados por Seção, Divisão, Grupo e Subclasse (que é o CNAE de 7 dígitos).</text:span></text:p>
      <text:p text:style-name="P1"><text:span text:style-name="Strong_20_Emphasis">3. Tabela IBPT (Imposto Transparente - </text:span><text:span text:style-name="Strong_20_Emphasis"><text:span text:style-name="Emphasis">Opcional mas Ouro!</text:span></text:span><text:span text:style-name="Strong_20_Emphasis">):</text:span> O <text:span text:style-name="Emphasis">Instituto Brasileiro de Planejamento e Tributação</text:span> disponibiliza uma API e planilhas gratuitas (De Olho No Imposto) para ERPs baixarem qual a <text:span text:style-name="Strong_20_Emphasis">Carga Tributária Média</text:span> (Federal, Estadual, Municipal) de cada NCM ou NBS do país. Se você colocar essa tabela no seu SQLite, quando o cliente preencher o "NBS" na tela que vimos ali atrás, o seu sistema já poderia "chutar" e sugerir as alíquotas do IBS/CBS sozinhas! 🔗 <text:span text:style-name="Strong_20_Emphasis">Site:</text:span> <text:a xlink:type="simple" xlink:href="https://deolhonoimposto.ibpt.org.br/" text:style-name="Internet_20_link" text:visited-style-name="Visited_20_Internet_20_Link">IBPT - De Olho No Imposto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21:00:16.507387961</meta:creation-date>
    <dc:date>2026-03-02T21:00:41.058776812</dc:date>
    <meta:editing-duration>PT25S</meta:editing-duration>
    <meta:editing-cycles>1</meta:editing-cycles>
    <meta:document-statistic meta:table-count="0" meta:image-count="0" meta:object-count="0" meta:page-count="1" meta:paragraph-count="6" meta:word-count="243" meta:character-count="1509" meta:non-whitespace-character-count="1272"/>
    <meta:generator>LibreOffice/24.2.7.2$Linux_X86_64 LibreOffice_project/420$Build-2</meta:generator>
  </office:meta>
</office:document-meta>
</file>